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ext_20_body">
      <style:text-properties officeooo:rsid="00106c69" officeooo:paragraph-rsid="00106c69"/>
    </style:style>
    <style:style style:name="P7" style:family="paragraph" style:parent-style-name="Text_20_body">
      <style:text-properties officeooo:paragraph-rsid="00106c69"/>
    </style:style>
    <style:style style:name="P8" style:family="paragraph" style:parent-style-name="Text_20_body">
      <style:text-properties officeooo:paragraph-rsid="0015147e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1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28f5b" officeooo:paragraph-rsid="00128f5b" style:font-size-asian="8.75pt" style:font-style-asian="italic" style:font-size-complex="10pt" style:font-style-complex="italic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28f5b" officeooo:paragraph-rsid="00147612" style:font-size-asian="8.75pt" style:font-style-asian="italic" style:font-size-complex="10pt" style:font-style-complex="italic"/>
    </style:style>
    <style:style style:name="P1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47612" officeooo:paragraph-rsid="00147612" style:font-size-asian="8.75pt" style:font-style-asian="italic" style:font-size-complex="10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5147e" officeooo:paragraph-rsid="0015147e" style:font-size-asian="8.75pt" style:font-style-asian="italic" style:font-size-complex="10pt" style:font-style-complex="itali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0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1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2" style:family="paragraph" style:parent-style-name="Heading_20_1">
      <style:text-properties officeooo:rsid="00106c69" officeooo:paragraph-rsid="00106c69"/>
    </style:style>
    <style:style style:name="P23" style:family="paragraph" style:parent-style-name="Heading_20_3" style:list-style-name="">
      <style:text-properties officeooo:rsid="0015147e" officeooo:paragraph-rsid="0015147e"/>
    </style:style>
    <style:style style:name="P24" style:family="paragraph" style:parent-style-name="Heading_20_3">
      <style:paragraph-properties fo:break-before="page"/>
      <style:text-properties officeooo:rsid="0015147e" officeooo:paragraph-rsid="0015147e"/>
    </style:style>
    <style:style style:name="P25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26" style:family="paragraph" style:parent-style-name="Text_20_body">
      <style:text-properties officeooo:rsid="00106c69" officeooo:paragraph-rsid="00106c69"/>
    </style:style>
    <style:style style:name="P27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67cb8" style:font-size-asian="10.5pt" style:font-size-complex="12pt"/>
    </style:style>
    <style:style style:name="P28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147612" style:font-size-asian="8.75pt" style:font-style-asian="normal" style:font-size-complex="10pt" style:font-style-complex="normal"/>
    </style:style>
    <style:style style:name="T1" style:family="text">
      <style:text-properties officeooo:rsid="00167cb8"/>
    </style:style>
    <style:style style:name="T2" style:family="text">
      <style:text-properties style:text-position="super 58%" officeooo:rsid="00167cb8"/>
    </style:style>
    <style:style style:name="T3" style:family="text">
      <style:text-properties officeooo:rsid="0012280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7612" style:font-style-asian="normal" style:font-style-complex="normal"/>
    </style:style>
    <style:style style:name="T6" style:family="text">
      <style:text-properties fo:font-style="normal" officeooo:rsid="0015147e" style:font-style-asian="normal" style:font-style-complex="normal"/>
    </style:style>
    <style:style style:name="T7" style:family="text">
      <style:text-properties fo:font-style="normal" officeooo:rsid="00167cb8" style:font-style-asian="normal" style:font-style-complex="normal"/>
    </style:style>
    <style:style style:name="T8" style:family="text">
      <style:text-properties fo:font-style="normal" officeooo:rsid="0017b2d4" style:font-style-asian="normal" style:font-style-complex="normal"/>
    </style:style>
    <style:style style:name="T9" style:family="text">
      <style:text-properties fo:font-style="normal" officeooo:rsid="0018a1d4" style:font-style-asian="normal" style:font-style-complex="normal"/>
    </style:style>
    <style:style style:name="T10" style:family="text">
      <style:text-properties fo:font-style="normal" officeooo:rsid="0019b61e" style:font-style-asian="normal" style:font-style-complex="normal"/>
    </style:style>
    <style:style style:name="T11" style:family="text">
      <style:text-properties fo:font-style="italic" officeooo:rsid="0018a1d4" style:font-style-asian="italic" style:font-style-complex="italic"/>
    </style:style>
    <style:style style:name="T12" style:family="text">
      <style:text-properties officeooo:rsid="00147612"/>
    </style:style>
    <style:style style:name="T13" style:family="text">
      <style:text-properties officeooo:rsid="0015b863"/>
    </style:style>
    <style:style style:name="T14" style:family="text">
      <style:text-properties officeooo:rsid="0017b2d4"/>
    </style:style>
    <style:style style:name="T15" style:family="text">
      <style:text-properties officeooo:rsid="0018a1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E2Guardian V5 – Revised List Definition</text:h>
      <text:p text:style-name="P25">NB – This document and the development of v5 is work in progress and so not all the functionally described in this document is implemented at this time.</text:p>
      <text:p text:style-name="P7"/>
      <text:p text:style-name="P6">Version 5 has a completely revised model for defining and using lists. <text:s/>List definition is now separated from list application. These are no longer hard-coded, but mapped to an action using a storyboard function.</text:p>
      <text:p text:style-name="P6">So, for example, the following entries in e2guardianf1.conf :</text:p>
      <text:p text:style-name="P9">exceptionsitelist = '/home/dg/etc/config_i1/e2guardian/lists/exceptionsitelist'</text:p>
      <text:p text:style-name="P9">exceptionurllist = '/home/dg/etc/config_i1/e2guardian/lists/exceptionurllist'</text:p>
      <text:p text:style-name="P9">exceptionregexpurllist = '/home/dg/etc/config_i1/e2guardian/lists/exceptionregexpurllist'</text:p>
      <text:p text:style-name="P16">are replaced with:</text:p>
      <text:p text:style-name="P9">sitelist = 'name=exception,messageno=602,path=/home/dg/etc/config_i1/e2guardian/lists/exceptionsitelist'</text:p>
      <text:p text:style-name="P9">urllist = 'name=exception,messageno=603,path=/home/dg/etc/config_i1/e2guardian/lists/exceptionurllist'</text:p>
      <text:p text:style-name="P10"><text:span text:style-name="T3">regexpbool</text:span>list = 'name=exception,messageno=60<text:span text:style-name="T3">9</text:span>,path=/home/dg/etc/config_i1/e2guardian/lists/exception<text:span text:style-name="T3">regexp</text:span>urllist'</text:p>
      <text:p text:style-name="P17">and this line added to the storyboard logic to map the 'exception' list(s) to the 'exception' action:</text:p>
      <text:p text:style-name="P11">if(urlin, exception) setexception</text:p>
      <text:p text:style-name="P20">Note that the name 'exception' <text:s/><text:span text:style-name="T1">above </text:span>no longer has any special meaning to e2guardian, it is just a label for some lists.</text:p>
      <text:p text:style-name="P21">Blanket block indicators in list files are no longer actioned. <text:s/>Blanket block is now implemented with storyboard states 'ipsite' and 'true' (e.g. <text:s/>'if(ipsite,,<text:span text:style-name="T11">mess_no</text:span>) return setblock'). <text:s text:c="3"/></text:p>
      <text:p text:style-name="P21"><text:soft-page-break/>Categories are still defined within lists as before. <text:s text:c="2"/></text:p>
      <text:p text:style-name="P21">Time based lists are also honoured, although this method is depreciated and will be replaced by a more auditable method in a future version.</text:p>
      <text:p text:style-name="P27">List definition has the following format:</text:p>
      <text:p text:style-name="P12">listtype<text:span text:style-name="T4"> = 'name=</text:span>list_name<text:span text:style-name="T4">, [messageno=</text:span>nnn,<text:span text:style-name="T4">] [logmessageno=</text:span><text:span text:style-name="T12">lll</text:span>,<text:span text:style-name="T4">] path=</text:span>path_to_list_file<text:span text:style-name="T4">'</text:span></text:p>
      <text:p text:style-name="P18">where:</text:p>
      <text:p text:style-name="P13">listtype <text:span text:style-name="T5">is one of the types in </text:span><text:span text:style-name="T7">T</text:span><text:span text:style-name="T5">able 1.</text:span></text:p>
      <text:p text:style-name="P14">list_name<text:span text:style-name="T4"> is a label made up of alphanumeric, '_' </text:span><text:span text:style-name="T9">and</text:span><text:span text:style-name="T4"> '-' (no spaces</text:span><text:span text:style-name="T8">). <text:s/>The same </text:span><text:span text:style-name="T14">list_name </text:span><text:span text:style-name="T8">can (and should) be used for multiple listtypes, but </text:span><text:span text:style-name="T14">list_name</text:span><text:span text:style-name="T8"> must be unique within each listtype. <text:s/>Which listtypes of a </text:span><text:span text:style-name="T14">list_name</text:span><text:span text:style-name="T8"> that are used and the order they are used in a storyboard condition is determined by the storyboard state condition </text:span><text:span text:style-name="T10">used</text:span><text:span text:style-name="T8">.</text:span></text:p>
      <text:p text:style-name="P14">nnn<text:span text:style-name="T4"> is a message number for block message displayed to user and status number entered into log (types 5 &amp; 6) – default is 0.</text:span></text:p>
      <text:p text:style-name="P14">lll<text:span text:style-name="T4"> is the message number for log message – default is </text:span><text:span text:style-name="T6">messageno</text:span></text:p>
      <text:p text:style-name="P15">path_to_list_file <text:span text:style-name="T4">is fully qualified path to list file.</text:span></text:p>
      <text:h text:style-name="P23" text:outline-level="3"/>
      <text:h text:style-name="P24" text:outline-level="3">Table 1 – List Typ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p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3">embeddedin, refererin</text:span>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3">embeddedin, refer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15">s</text:span> which modify target</text:p>
          </table:table-cell>
          <table:table-cell table:style-name="Table1.C2" office:value-type="string">
            <text:p text:style-name="P5">fullurlin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3">embeddedin, refererin</text:span>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3">embeddedin, refererin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8"/>
      <text:p text:style-name="P28"/>
      <text:p text:style-name="P19">Philip Pearce 12 July 2017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67cb8"/>
    </style:style>
    <style:style style:name="MT2" style:family="text">
      <style:text-properties style:text-position="super 58%" officeooo:rsid="00167cb8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List Definition <text:span text:style-name="MT1">(1</text:span><text:span text:style-name="MT2">st</text:span><text:span text:style-name="MT1"> draft)</text:span><text:tab/>12 Jul 2017<text:tab/>page <text:page-number text:select-page="current">3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7-12T16:08:51.978691000</dc:date>
    <dc:creator>Philip Pearce</dc:creator>
    <meta:editing-duration>PT1H29M7S</meta:editing-duration>
    <meta:editing-cycles>2</meta:editing-cycles>
    <meta:generator>LibreOffice/5.1.4.2$MacOSX_X86_64 LibreOffice_project/f99d75f39f1c57ebdd7ffc5f42867c12031db97a</meta:generator>
    <meta:document-statistic meta:table-count="1" meta:image-count="0" meta:object-count="0" meta:page-count="3" meta:paragraph-count="58" meta:word-count="437" meta:character-count="3207" meta:non-whitespace-character-count="2807"/>
  </office:meta>
</office:document-meta>
</file>